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10000001B3094BD81B29F6D18.png" manifest:media-type="image/png"/>
  <manifest:file-entry manifest:full-path="Pictures/100002010000004D0000001B6F618013934F5E2D.png" manifest:media-type="image/png"/>
  <manifest:file-entry manifest:full-path="Pictures/10001A55000005D30000015F15D2DFFB53F2AACE.svg" manifest:media-type="image/svg+xml"/>
  <manifest:file-entry manifest:full-path="Pictures/10002F3C00000FF80000017A7C28987AD67C09AB.svg" manifest:media-type="image/svg+xml"/>
  <manifest:file-entry manifest:full-path="Pictures/100002010000010C0000001D749DE30C165C981D.png" manifest:media-type="image/png"/>
  <manifest:file-entry manifest:full-path="Pictures/10000201000001350000001D359A0FB228008302.png" manifest:media-type="image/png"/>
  <manifest:file-entry manifest:full-path="Pictures/10002FE700000DD50000017AF9AFCADA6090F852.svg" manifest:media-type="image/svg+xml"/>
  <manifest:file-entry manifest:full-path="Pictures/100010EB000003FB0000015FB5D289A8668892E4.svg" manifest:media-type="image/svg+xml"/>
  <manifest:file-entry manifest:full-path="Pictures/10000201000000680000001D133AB219F9BBFD12.png" manifest:media-type="image/png"/>
  <manifest:file-entry manifest:full-path="Pictures/10002448000009B4000001363937691A55E9FC9E.svg" manifest:media-type="image/svg+xml"/>
  <manifest:file-entry manifest:full-path="Pictures/10000201000000BC00000017A69FC71E8206368D.png" manifest:media-type="image/png"/>
  <manifest:file-entry manifest:full-path="Pictures/100016F9000005620000017A7D272C33F61925D5.svg" manifest:media-type="image/svg+xml"/>
  <manifest:file-entry manifest:full-path="Pictures/10002562000009D200000150A1387ADA944F05DC.svg" manifest:media-type="image/svg+xml"/>
  <manifest:file-entry manifest:full-path="Pictures/10000201000000BE000000192675007C88660ABB.png" manifest:media-type="image/png"/>
  <manifest:file-entry manifest:full-path="Pictures/100035E900000C660000017A7437D4F3E9EC596A.svg" manifest:media-type="image/svg+xml"/>
  <manifest:file-entry manifest:full-path="Pictures/10000201000000F00000001DD4EFAD8C216B5BD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.275cm" fo:margin-bottom="0.275cm" style:contextual-spacing="false" fo:line-height="200%"/>
      <style:text-properties officeooo:paragraph-rsid="0028a53b"/>
    </style:style>
    <style:style style:name="P4" style:family="paragraph" style:parent-style-name="Standard" style:list-style-name="L1">
      <style:paragraph-properties fo:margin-top="0cm" fo:margin-bottom="0.275cm" style:contextual-spacing="false"/>
      <style:text-properties officeooo:paragraph-rsid="0029d62d"/>
    </style:style>
    <style:style style:name="P5" style:family="paragraph" style:parent-style-name="Standard" style:list-style-name="L1">
      <style:paragraph-properties fo:margin-top="0cm" fo:margin-bottom="0.275cm" style:contextual-spacing="false"/>
      <style:text-properties officeooo:paragraph-rsid="002eddcc"/>
    </style:style>
    <style:style style:name="P6" style:family="paragraph" style:parent-style-name="Standard" style:list-style-name="L1">
      <style:paragraph-properties fo:margin-top="0cm" fo:margin-bottom="0.275cm" style:contextual-spacing="false"/>
      <style:text-properties officeooo:paragraph-rsid="00308ced"/>
    </style:style>
    <style:style style:name="P7" style:family="paragraph" style:parent-style-name="Standard" style:list-style-name="L1">
      <style:paragraph-properties fo:margin-top="0cm" fo:margin-bottom="0.275cm" style:contextual-spacing="false"/>
      <style:text-properties officeooo:rsid="00308ced" officeooo:paragraph-rsid="00308ced"/>
    </style:style>
    <style:style style:name="P8" style:family="paragraph" style:parent-style-name="Standard" style:list-style-name="L1">
      <style:paragraph-properties fo:margin-top="0cm" fo:margin-bottom="0.275cm" style:contextual-spacing="false" fo:line-height="200%"/>
      <style:text-properties officeooo:paragraph-rsid="00308ced"/>
    </style:style>
    <style:style style:name="P9" style:family="paragraph" style:parent-style-name="Standard" style:list-style-name="L1">
      <style:paragraph-properties fo:margin-top="0.275cm" fo:margin-bottom="0.275cm" style:contextual-spacing="false" fo:line-height="200%"/>
      <style:text-properties officeooo:rsid="002e3869" officeooo:paragraph-rsid="00308ced"/>
    </style:style>
    <style:style style:name="P10" style:family="paragraph" style:parent-style-name="Standard" style:list-style-name="L1">
      <style:paragraph-properties fo:margin-top="0.275cm" fo:margin-bottom="0.275cm" style:contextual-spacing="false" fo:line-height="200%"/>
      <style:text-properties officeooo:paragraph-rsid="002e3869"/>
    </style:style>
    <style:style style:name="P11" style:family="paragraph" style:parent-style-name="Standard" style:list-style-name="L1">
      <style:paragraph-properties fo:margin-top="0.275cm" fo:margin-bottom="0.275cm" style:contextual-spacing="false" fo:line-height="200%"/>
      <style:text-properties officeooo:paragraph-rsid="0028a53b"/>
    </style:style>
    <style:style style:name="P12" style:family="paragraph" style:parent-style-name="Standard" style:list-style-name="L1">
      <style:paragraph-properties fo:margin-top="0.275cm" fo:margin-bottom="0.275cm" style:contextual-spacing="false" fo:line-height="200%"/>
      <style:text-properties officeooo:rsid="002eddcc" officeooo:paragraph-rsid="002eddcc"/>
    </style:style>
    <style:style style:name="P13" style:family="paragraph" style:parent-style-name="Standard" style:list-style-name="L1">
      <style:paragraph-properties fo:margin-top="0.275cm" fo:margin-bottom="0.275cm" style:contextual-spacing="false"/>
      <style:text-properties officeooo:paragraph-rsid="001c43b8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e3869"/>
    </style:style>
    <style:style style:name="T2" style:family="text">
      <style:text-properties officeooo:rsid="002eddcc"/>
    </style:style>
    <style:style style:name="T3" style:family="text">
      <style:text-properties officeooo:rsid="00308ced"/>
    </style:style>
    <style:style style:name="T4" style:family="text">
      <style:text-properties fo:font-weight="bold" officeooo:rsid="00308ce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3">9</text:span></text:p>
      <text:p text:style-name="P2">Due date: <text:span text:style-name="T3">4</text:span> <text:span text:style-name="T3">June</text:span> 2021</text:p>
      <text:p text:style-name="P2">TA: 林宏懌 E817 (<text:span text:style-name="T3">Online; iClass due to 23</text:span>:<text:span text:style-name="T3">59</text:span>)</text:p>
      <text:p text:style-name="Standard"/>
      <text:list xml:id="list1176052053" text:style-name="L1">
        <text:list-item>
          <text:p text:style-name="P6"><text:span text:style-name="T2">Find the </text:span><text:span text:style-name="T2"><draw:g text:anchor-type="as-char" svg:y="-0.314cm" draw:z-index="0" draw:style-name="gr1"><svg:title>TexMaths</svg:title><svg:desc>12§display§||\mbox{proj}_{\mathbf{a}}\mathbf{u}||.§svg§600§FALSE§</svg:desc><draw:frame draw:style-name="gr9" draw:text-style-name="P14" svg:width="1.789cm" svg:height="0.421cm" svg:x="0cm" svg:y="0cm"><draw:image xlink:href="Pictures/10001A55000005D30000015F15D2DFFB53F2AACE.svg" xlink:type="simple" xlink:show="embed" xlink:actuate="onLoad" draw:mime-type="image/svg+xml"><text:p/></draw:image><draw:image xlink:href="Pictures/10000201000000710000001B3094BD81B29F6D18.png" xlink:type="simple" xlink:show="embed" xlink:actuate="onLoad" draw:mime-type="image/png"/></draw:frame></draw:g></text:span><text:span text:style-name="T2"><text:s/></text:span></text:p>
          <text:p text:style-name="P7">(1) <text:s/><draw:g text:anchor-type="as-char" svg:y="-0.339cm" draw:z-index="1" draw:style-name="gr1"><svg:title>TexMaths</svg:title><svg:desc>12§inline§\mathbf{u} = (1, -2), \; \mathbf{a} = (-4, -3).§svg§600§FALSE§</svg:desc><draw:frame draw:style-name="gr8" draw:text-style-name="P14" svg:width="4.904cm" svg:height="0.452cm" svg:x="0cm" svg:y="0cm"><draw:image xlink:href="Pictures/10002F3C00000FF80000017A7C28987AD67C09AB.svg" xlink:type="simple" xlink:show="embed" xlink:actuate="onLoad" draw:mime-type="image/svg+xml"><text:p/></draw:image><draw:image xlink:href="Pictures/10000201000001350000001D359A0FB228008302.png" xlink:type="simple" xlink:show="embed" xlink:actuate="onLoad" draw:mime-type="image/png"/></draw:frame></draw:g></text:p>
          <text:p text:style-name="P6"><text:span text:style-name="T3">(2) <text:s/></text:span><text:span text:style-name="T3"><draw:g text:anchor-type="as-char" svg:y="-0.339cm" draw:z-index="2" draw:style-name="gr1"><svg:title>TexMaths</svg:title><svg:desc>12§inline§\mathbf{u} = (5, 6), \; \mathbf{a} = (2, -1).§svg§600§FALSE§</svg:desc><draw:frame draw:style-name="gr7" draw:text-style-name="P14" svg:width="4.248cm" svg:height="0.452cm" svg:x="0cm" svg:y="0cm"><draw:image xlink:href="Pictures/10002FE700000DD50000017AF9AFCADA6090F852.svg" xlink:type="simple" xlink:show="embed" xlink:actuate="onLoad" draw:mime-type="image/svg+xml"><text:p/></draw:image><draw:image xlink:href="Pictures/100002010000010C0000001D749DE30C165C981D.png" xlink:type="simple" xlink:show="embed" xlink:actuate="onLoad" draw:mime-type="image/png"/></draw:frame></draw:g></text:span></text:p>
          <text:p text:style-name="P4"/>
        </text:list-item>
        <text:list-item>
          <text:p text:style-name="P6"><text:span text:style-name="T3">Calculate the distance between the point </text:span><text:span text:style-name="T3"><draw:g text:anchor-type="as-char" svg:y="-0.314cm" draw:z-index="3" draw:style-name="gr1"><svg:title>TexMaths</svg:title><svg:desc>12§inline§(-3, 1)§svg§600§FALSE§</svg:desc><draw:frame draw:style-name="gr6" draw:text-style-name="P14" svg:width="1.223cm" svg:height="0.421cm" svg:x="0cm" svg:y="0cm"><draw:image xlink:href="Pictures/100010EB000003FB0000015FB5D289A8668892E4.svg" xlink:type="simple" xlink:show="embed" xlink:actuate="onLoad" draw:mime-type="image/svg+xml"><text:p/></draw:image><draw:image xlink:href="Pictures/100002010000004D0000001B6F618013934F5E2D.png" xlink:type="simple" xlink:show="embed" xlink:actuate="onLoad" draw:mime-type="image/png"/></draw:frame></draw:g></text:span><text:span text:style-name="T3"><text:s/>and the line </text:span><text:span text:style-name="T3"><draw:g text:anchor-type="as-char" svg:y="-0.286cm" draw:z-index="4" draw:style-name="gr1"><svg:title>TexMaths</svg:title><svg:desc>12§inline§4x+3y+4=0.§svg§600§FALSE§</svg:desc><draw:frame draw:style-name="gr5" draw:text-style-name="P14" svg:width="2.982cm" svg:height="0.371cm" svg:x="0cm" svg:y="0cm"><draw:image xlink:href="Pictures/10002448000009B4000001363937691A55E9FC9E.svg" xlink:type="simple" xlink:show="embed" xlink:actuate="onLoad" draw:mime-type="image/svg+xml"><text:p/></draw:image><draw:image xlink:href="Pictures/10000201000000BC00000017A69FC71E8206368D.png" xlink:type="simple" xlink:show="embed" xlink:actuate="onLoad" draw:mime-type="image/png"/></draw:frame></draw:g></text:span><text:span text:style-name="T3"><text:s/></text:span></text:p>
          <text:p text:style-name="P5"/>
        </text:list-item>
        <text:list-item>
          <text:p text:style-name="P8"><text:span text:style-name="T3">Calculate the distance between the point </text:span><text:span text:style-name="T3"><draw:g text:anchor-type="as-char" svg:y="-0.339cm" draw:z-index="5" draw:style-name="gr1"><svg:title>TexMaths</svg:title><svg:desc>12§inline§(3, 1, -2)§svg§600§FALSE§</svg:desc><draw:frame draw:style-name="gr4" draw:text-style-name="P14" svg:width="1.655cm" svg:height="0.452cm" svg:x="0cm" svg:y="0cm"><draw:image xlink:href="Pictures/100016F9000005620000017A7D272C33F61925D5.svg" xlink:type="simple" xlink:show="embed" xlink:actuate="onLoad" draw:mime-type="image/svg+xml"><text:p/></draw:image><draw:image xlink:href="Pictures/10000201000000680000001D133AB219F9BBFD12.png" xlink:type="simple" xlink:show="embed" xlink:actuate="onLoad" draw:mime-type="image/png"/></draw:frame></draw:g></text:span><text:span text:style-name="T3"><text:s/>and the plane </text:span><text:span text:style-name="T3"><draw:g text:anchor-type="as-char" svg:y="-0.309cm" draw:z-index="6" draw:style-name="gr1"><svg:title>TexMaths</svg:title><svg:desc>12§inline§x+2y-2z=4.§svg§600§FALSE§</svg:desc><draw:frame draw:style-name="gr3" draw:text-style-name="P14" svg:width="3.017cm" svg:height="0.403cm" svg:x="0cm" svg:y="0cm"><draw:image xlink:href="Pictures/10002562000009D200000150A1387ADA944F05DC.svg" xlink:type="simple" xlink:show="embed" xlink:actuate="onLoad" draw:mime-type="image/svg+xml"><text:p/></draw:image><draw:image xlink:href="Pictures/10000201000000BE000000192675007C88660ABB.png" xlink:type="simple" xlink:show="embed" xlink:actuate="onLoad" draw:mime-type="image/png"/></draw:frame></draw:g></text:span><text:span text:style-name="T3"><text:s/></text:span><text:span text:style-name="T1"><text:s/></text:span></text:p>
        </text:list-item>
        <text:list-item>
          <text:p text:style-name="P12"><text:span text:style-name="T3">If </text:span><text:span text:style-name="T4">a</text:span><text:span text:style-name="T3"> and </text:span><text:span text:style-name="T4">b</text:span><text:span text:style-name="T3"> are orthogonal vectors, show that for every nonzero vectors </text:span><text:span text:style-name="T4">u</text:span><text:span text:style-name="T3">, we have </text:span><text:s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9"><draw:g text:anchor-type="as-char" svg:y="-0.339cm" draw:z-index="7" draw:style-name="gr1"><svg:title>TexMaths</svg:title><svg:desc>12§inline§\mbox{proj}_{\mathbf{a}}(\mbox{proj}_{\mathbf{b}}(\mathbf{u})) = \mathbf{0}.§svg§600§FALSE§</svg:desc><draw:frame draw:style-name="gr2" draw:text-style-name="P14" svg:width="3.809cm" svg:height="0.452cm" svg:x="0cm" svg:y="0cm"><draw:image xlink:href="Pictures/100035E900000C660000017A7437D4F3E9EC596A.svg" xlink:type="simple" xlink:show="embed" xlink:actuate="onLoad" draw:mime-type="image/svg+xml"><text:p/></draw:image><draw:image xlink:href="Pictures/10000201000000F00000001DD4EFAD8C216B5BD8.png" xlink:type="simple" xlink:show="embed" xlink:actuate="onLoad" draw:mime-type="image/png"/></draw:frame></draw:g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  <text:p text:style-name="P10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115560379363580" text:continue-numbering="true" text:style-name="L1">
        <text:list-header>
          <text:p text:style-name="P11"/>
          <text:p text:style-name="P13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6:49:50.355529481</meta:creation-date>
    <dc:date>2021-05-16T11:55:59.726000000</dc:date>
    <meta:editing-duration>PT1H38M15S</meta:editing-duration>
    <meta:editing-cycles>18</meta:editing-cycles>
    <meta:generator>LibreOffice/7.0.5.2$Windows_X86_64 LibreOffice_project/64390860c6cd0aca4beafafcfd84613dd9dfb63a</meta:generator>
    <dc:title>Homework 09</dc:title>
    <meta:document-statistic meta:table-count="0" meta:image-count="0" meta:object-count="0" meta:page-count="1" meta:paragraph-count="11" meta:word-count="60" meta:character-count="301" meta:non-whitespace-character-count="242"/>
  </office:meta>
</office:document-meta>
</file>